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031f" officeooo:paragraph-rsid="0010031f"/>
    </style:style>
    <style:style style:name="P2" style:family="paragraph" style:parent-style-name="Standard">
      <style:text-properties fo:font-weight="bold" officeooo:rsid="0010031f" officeooo:paragraph-rsid="0010031f" style:font-weight-asian="bold" style:font-weight-complex="bold"/>
    </style:style>
    <style:style style:name="P3" style:family="paragraph" style:parent-style-name="Standard" style:list-style-name="L1">
      <style:text-properties officeooo:paragraph-rsid="00147f36"/>
    </style:style>
    <style:style style:name="P4" style:family="paragraph" style:parent-style-name="Standard" style:list-style-name="L1">
      <style:text-properties officeooo:paragraph-rsid="0014b73b"/>
    </style:style>
    <style:style style:name="P5" style:family="paragraph" style:parent-style-name="Standard" style:list-style-name="L1">
      <style:text-properties officeooo:rsid="0010031f" officeooo:paragraph-rsid="0010031f"/>
    </style:style>
    <style:style style:name="P6" style:family="paragraph" style:parent-style-name="Standard" style:list-style-name="L1">
      <style:text-properties officeooo:rsid="0010031f" officeooo:paragraph-rsid="0014b73b"/>
    </style:style>
    <style:style style:name="P7" style:family="paragraph" style:parent-style-name="Standard">
      <style:text-properties officeooo:rsid="0010031f" officeooo:paragraph-rsid="0010031f"/>
    </style:style>
    <style:style style:name="P8" style:family="paragraph" style:parent-style-name="Standard" style:list-style-name="L1">
      <style:text-properties officeooo:rsid="0012e3e8" officeooo:paragraph-rsid="0012e3e8"/>
    </style:style>
    <style:style style:name="P9" style:family="paragraph" style:parent-style-name="Standard" style:list-style-name="L1">
      <style:text-properties officeooo:rsid="00147f36" officeooo:paragraph-rsid="00147f36"/>
    </style:style>
    <style:style style:name="P10" style:family="paragraph" style:parent-style-name="Standard" style:list-style-name="L1">
      <style:text-properties officeooo:rsid="0014b73b" officeooo:paragraph-rsid="0014b73b"/>
    </style:style>
    <style:style style:name="P11" style:family="paragraph" style:parent-style-name="Standard">
      <style:text-properties officeooo:rsid="0010038b" officeooo:paragraph-rsid="0010038b"/>
    </style:style>
    <style:style style:name="P12" style:family="paragraph" style:parent-style-name="Standard">
      <style:text-properties officeooo:rsid="0015f177" officeooo:paragraph-rsid="0015f177"/>
    </style:style>
    <style:style style:name="P13" style:family="paragraph" style:parent-style-name="Standard" style:list-style-name="L1">
      <style:text-properties officeooo:rsid="0015f177" officeooo:paragraph-rsid="0015f177"/>
    </style:style>
    <style:style style:name="P14" style:family="paragraph" style:parent-style-name="Standard">
      <style:text-properties officeooo:rsid="00164e20" officeooo:paragraph-rsid="00164e20"/>
    </style:style>
    <style:style style:name="P15" style:family="paragraph" style:parent-style-name="Standard" style:list-style-name="L2">
      <style:text-properties officeooo:rsid="00164e20" officeooo:paragraph-rsid="00164e20"/>
    </style:style>
    <style:style style:name="P16" style:family="paragraph" style:parent-style-name="Standard">
      <style:paragraph-properties fo:break-before="page"/>
      <style:text-properties fo:font-weight="bold" officeooo:rsid="00164e20" officeooo:paragraph-rsid="00164e20" style:font-weight-asian="bold" style:font-weight-complex="bold"/>
    </style:style>
    <style:style style:name="T1" style:family="text">
      <style:text-properties officeooo:rsid="0012e3e8"/>
    </style:style>
    <style:style style:name="T2" style:family="text">
      <style:text-properties officeooo:rsid="00147f36"/>
    </style:style>
    <style:style style:name="T3" style:family="text">
      <style:text-properties officeooo:rsid="0014b73b"/>
    </style:style>
    <style:style style:name="T4" style:family="text">
      <style:text-properties officeooo:rsid="0015f1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ls sont les acteurs et les territoires de la production du Nutella ?</text:p>
      <text:p text:style-name="P1"/>
      <text:list xml:id="list1133010516222333433" text:style-name="L1">
        <text:list-item>
          <text:p text:style-name="P6">Le Nutella est conçu et produit dans des pays développés et dans des pays émergents. </text:p>
          <text:list>
            <text:list-item>
              <text:p text:style-name="P4"><text:span text:style-name="T3">Le Nutella est conçu dans un pays développé qui est l’Italie, puisque le siège social est à Alba. Et il est produit dans des usines qui sont situées essentiellement dans des pays développés (la France, le Canada et l’Australie), ainsi que certains pays émergents (le Brésil et l’Argentine).</text:span></text:p>
            </text:list-item>
          </text:list>
          <text:p text:style-name="P5"/>
        </text:list-item>
        <text:list-item>
          <text:p text:style-name="P5">Les ingrédients qui composent le Nutella viennent du Brésil, de Chine, du Nigeria, de Turquie, et de France. <text:span text:style-name="T1">Et l’approvisionnement fait face à une hausse des prix due à une baisse des récoltes, à cause d’intempéries dévastatrices.</text:span></text:p>
          <text:list>
            <text:list-item>
              <text:p text:style-name="P10">Les ingrédients du Nutella viennent du Brésil (sucre), de France (vanille + sucre), de Chine (vanille), de Turquie (noisettes), et du Nigeria (cacao)</text:p>
            </text:list-item>
            <text:list-item>
              <text:p text:style-name="P10">L’approvisionnement est soumis aux aléas climatiques</text:p>
              <text:list>
                <text:list-header>
                  <text:p text:style-name="P10">Les orages de grêles et les gels ont dévasté une grande partie des <text:span text:style-name="T4">noisettes</text:span>, et Ferrero a du les payer beaucoup plus cher.</text:p>
                </text:list-header>
              </text:list>
            </text:list-item>
          </text:list>
          <text:p text:style-name="P5"/>
        </text:list-item>
        <text:list-item>
          <text:p text:style-name="P8">Dans différents pays du monde, Ferrero a plusieurs usines de productions. On en compte 10 rien que pour le Nutella. Cette entreprise italienne récolte aussi ses matières premières dans le monde. Et bien sûr, les produits Ferrero sont vendus dans le monde entier.</text:p>
          <text:p text:style-name="P8">À partir de ces informations, on peut dire que Ferrero est une FTN.</text:p>
          <text:list>
            <text:list-item>
              <text:p text:style-name="P13">La conception est faite dans un pays développé</text:p>
              <text:p text:style-name="P13">L’approvisionnement en matières premières dans les pays en développement</text:p>
              <text:p text:style-name="P13">Et la fabrication dans les pays développés</text:p>
            </text:list-item>
          </text:list>
          <text:p text:style-name="P5"/>
        </text:list-item>
        <text:list-item>
          <text:p text:style-name="P9">La production de Nutella se fait en plusieurs étapes, qui sont des échanges internationaux : </text:p>
          <text:list>
            <text:list-header>
              <text:p text:style-name="P3"><text:span text:style-name="T2">Tout d’abord, le produit et sa recette sont pensés dans le siège de Ferrero, en Italie</text:span></text:p>
              <text:p text:style-name="P3"><text:span text:style-name="T2">Ensuite, différents pays comme la Chine, le Brésil ou le Nigeria vont produire les matières premières requis pour les envoyer en Italie</text:span></text:p>
              <text:p text:style-name="P9">Ces matières premières stockés en Italie sont ensuite envoyées dans les usines à Nutella situés aussi dans plusieurs villes dans le monde (Brantford, Lithgow, Villiers-Écalles…)</text:p>
              <text:p text:style-name="P9">Les usines s’en servent pour produire les pots Nutella, qui sont expédiés au siège en Italie</text:p>
              <text:p text:style-name="P9">Les produits sont alors distribués dans les commerces du monde</text:p>
            </text:list-header>
          </text:list>
          <text:p text:style-name="P10">Ces étapes de la production est caractéristique de la DIT.</text:p>
          <text:list text:continue-numbering="true">
            <text:list-item>
              <text:p text:style-name="P13">Les matières premières sont envoyées directement dans les usines</text:p>
            </text:list-item>
          </text:list>
        </text:list-item>
      </text:list>
      <text:p text:style-name="P1"/>
      <text:p text:style-name="P1"/>
      <text:p text:style-name="P1"/>
      <text:p text:style-name="P11"><text:span text:style-name="T3">Un a</text:span>léa = <text:span text:style-name="T3">un </text:span>problème <text:span text:style-name="T3">non prévisible</text:span></text:p>
      <text:p text:style-name="P12">FTN = Firme transnationale</text:p>
      <text:p text:style-name="P12"><text:tab/>= entreprise qui va diviser son activité dans plusieurs pays</text:p>
      <text:p text:style-name="P12"/>
      <text:p text:style-name="P12"/>
      <text:p text:style-name="P16">Quelle diffusion du Nutella ? Flux et stratégies</text:p>
      <text:p text:style-name="P14"/>
      <text:list xml:id="list5565398903234292557" text:style-name="L2">
        <text:list-item>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1:56:32.141000000</meta:creation-date>
    <dc:date>2018-12-03T13:56:39.560000000</dc:date>
    <meta:editing-duration>PT54M12S</meta:editing-duration>
    <meta:editing-cycles>4</meta:editing-cycles>
    <meta:generator>LibreOffice/5.1.6.2$Windows_x86 LibreOffice_project/07ac168c60a517dba0f0d7bc7540f5afa45f0909</meta:generator>
    <meta:document-statistic meta:table-count="0" meta:image-count="0" meta:object-count="0" meta:page-count="2" meta:paragraph-count="25" meta:word-count="414" meta:character-count="2450" meta:non-whitespace-character-count="2074"/>
  </office:meta>
</office:document-meta>
</file>